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roman" style:name="Times New Roman1" svg:font-family="'Times New Roman'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a2e3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a2e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paragraph-properties fo:text-align="justify" style:justify-single-word="false"/>
      <style:text-properties fo:font-size="11pt" officeooo:paragraph-rsid="0020fb3d" style:font-name="Times New Roman2" style:font-size-asian="11pt" style:font-size-complex="11pt"/>
    </style:style>
    <style:style style:family="paragraph" style:name="P4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Standard">
      <style:paragraph-properties fo:text-align="start" style:justify-single-word="false"/>
      <style:text-properties fo:font-size="11pt" officeooo:paragraph-rsid="0025a2e3" style:font-name="arial" style:font-size-asian="11pt" style:font-size-complex="11pt"/>
    </style:style>
    <style:style style:family="paragraph" style:name="P13" style:parent-style-name="Standard">
      <style:text-properties fo:font-size="14pt" officeooo:paragraph-rsid="0025a2e3" style:font-name="arial" style:font-size-asian="14pt" style:font-size-complex="14pt"/>
    </style:style>
    <style:style style:family="paragraph" style:name="P1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a2e3" style:font-name="Arial" style:font-size-asian="10pt" style:font-size-complex="10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weight="normal" style:text-underline-style="none"/>
    </style:style>
    <style:style style:family="text" style:name="T7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style:font-name="arial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2"><office:annotation><dc:creator>Gauthier Bastien</dc:creator><dc:date>2011-01-13T14:56:41</dc:date><text:p text:style-name="P16">do text</text:p><text:p text:style-name="P16">from document(at=header, format='odt')</text:p></office:annotation><text:span text:style-name="T5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false="" text:string-value-if-true="&quot;mailed_data.getSignaletic()&quot;">mailed_data.getSignaletic()</text:conditional-text></text:span><text:span text:style-name="T13"><text:s/></text:span><text:span text:style-name="T12"><text:conditional-text text:condition="ooow:&quot;view.do_mailing()&quot;" text:string-value-if-false="" text:string-value-if-true="&quot;None&quot;">None</text:conditional-text></text:span><text:span text:style-name="T13"><text:s/></text:span><text:span text:style-name="T12"><text:conditional-text text:condition="ooow:&quot;view.do_mailing()&quot;" text:string-value-if-false="" text:string-value-if-true="&quot;None&quot;">None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street&quot;">mailed_data.street</text:conditional-text></text:span><text:span text:style-name="T12">, </text:span><text:span text:style-name="T12"><text:conditional-text text:condition="ooow:&quot;view.do_mailing()&quot;" text:string-value-if-false="" text:string-value-if-true="&quot;mailed_data.number&quot;">mailed_data.number</text:conditional-text></text:span><text:span text:style-name="T13"><text:line-break/></text:span><text:span text:style-name="T12"><text:conditional-text text:condition="ooow:&quot;view.do_mailing()&quot;" text:string-value-if-false="" text:string-value-if-true="&quot;mailed_data.zipcode&quot;">mailed_data.zipcode</text:conditional-text></text:span><text:span text:style-name="T12"> </text:span><text:span text:style-name="T1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3"/>
      <text:p text:style-name="P2"/>
      <text:p text:style-name="P14"/>
      <text:p text:style-name="P14">Récépissé de dépôt de compléments</text:p>
      <text:p text:style-name="P14">relatifs à une demande de permis d'urbanisme</text:p>
      <text:p text:style-name="P4"/>
      <text:p text:style-name="P6"/>
      <text:p text:style-name="P3"><text:span text:style-name="T8">Je soussigné, </text:span>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text:span text:style-name="T8">, délégué par la Ville de </text:span><text:span text:style-name="Police_20_par_20_défaut"><text:span text:style-name="T7"><text:text-input text:description="">tool.getCityName()</text:text-input></text:span></text:span><text:span text:style-name="T8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6">do text if (not len(self.getApplicants()) &gt; 1) and (not applicantobj.isPlural())</text:p></office:annotation></text:span><text:span text:style-name="T1">a déposé des compléments relatifs à la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6">do text if (len(self.getApplicants()) &gt; 1) or (applicantobj.isPlural())</text:p></office:annotation>ont déposé des compléments relatifs à la demande de permis d'urbanisme ayant pour objet<text:line-break/>"<text:span text:style-name="T3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6">do text if not len(self.getParcels()) &gt; 1</text:p></office:annotation>sur la parcelle située <text:span text:style-name="T3"><office:annotation><dc:creator>Gauthier Bastien</dc:creator><dc:date>2011-02-21T10:13:40</dc:date><text:p text:style-name="P16">do text if not len(self.getParcels()) &gt; 1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Détails des parcelles">licence_view.get_parcels()</text:text-input></text:span><text:span text:style-name="T4">.</text:span></text:p>
      <text:p text:style-name="P10"><office:annotation><dc:creator>Gauthier Bastien</dc:creator><dc:date>2011-02-21T10:12:18</dc:date><text:p text:style-name="P16">do text if len(self.getParcels()) &gt; 1</text:p></office:annotation>sur les parcelles situées <office:annotation><dc:creator>Gauthier Bastien</dc:creator><dc:date>2011-02-21T10:13:40</dc:date><text:p text:style-name="P16">do text if len(self.getParcels()) &gt; 1</text:p></office:annotation><text:span text:style-name="T3"><text:text-input text:description="Lieu des travaux">self.getWorkLocationSignaletic()</text:text-input></text:span><text:span text:style-name="T3"><text:line-break/></text:span>et inscrites au cadastre <text:span text:style-name="T3"><text:text-input text:description="Détails des parcelles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<text:span text:style-name="T6"> ou l’irrecevabilité du dossier conformément à l'article D.IV.33, 2° du CoDT.</text:span>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5:20.234234534</dc:date>
    <meta:editing-duration>PT2H59M22S</meta:editing-duration>
    <meta:editing-cycles>52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226" meta:character-count="1684" meta:non-whitespace-character-count="1509"/>
  </office:meta>
</office:document-meta>
</file>